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style:text-position="super"/>
    </style:style>
    <style:style style:name="T3" style:family="text">
      <style:text-properties fo:font-weight="bold"/>
    </style:style>
    <style:style style:name="P1" style:family="paragraph" style:parent-style-name="Normal">
      <style:paragraph-properties fo:text-align="center"/>
    </style:style>
  </office:automatic-styles>
  <office:body>
    <office:text>
      <text:p text:style-name="P1">Part 1</text:p>
      <text:p text:style-name="P1">•••</text:p>
      <text:p text:style-name="P1">1.1</text:p>
      <text:p text:style-name="P1"/>
      <text:p text:style-name="Normal">“*RIIIIING RIIIIING RIIIIING*” went the alarm clock, but to her this argument was unconvincing.</text:p>
      <text:p text:style-name="Normal">“*RIIIIING RIIIIING RIIIIING*” it repeated, and she wondered whether repeating an argument twice made it stronger. <text:span text:style-name="T1">Maybe the argument gets a morale boost, I know I would feel stronger if I got one, </text:span>she thought.</text:p>
      <text:p text:style-name="Normal">“*RIIIIING RIIIIING RIIIIING*” it continued. Instead of giving more arguments, the clock seemed dead set on boosting the morale of this one. <text:span text:style-name="T1">Oh, so this is what they call quality over quantity.</text:span></text:p>
      <text:p text:style-name="Normal">“*RIIIIING RIIIIING RIIIIING*” still, she was unconvinced. She didn’t really mind the noise, so she just looked at the clock as it kept on ringing. Maybe it was just her impression, but it sounded louder with every beat.</text:p>
      <text:p text:style-name="Normal">Even so, despite her own wishes, it didn’t really bother her.</text:p>
      <text:p text:style-name="Normal">“...”, she replied to every ring. And on went this exchange, for a while, with neither side budging. After a few minutes though, she started worrying about the clock’s batteries. Chiming for so long day after day would take the wind out of anyone’s sails, so she decided to tap it silent.</text:p>
      <text:p text:style-name="Normal">And lo, her room was quiet again.</text:p>
      <text:p text:style-name="Normal"><text:span text:style-name="T1">You did your best today too, Mr. Clock, </text:span>unfortunately it was unable to get her out of bed. If this was any consolation, seeing it so energetic, so full of life did make her a tiny bit jealous.</text:p>
      <text:p text:style-name="Normal">The hour hands told her that it was a little past seven, while her heart suddenly tightening reminded her that today was Monday. She would have to go to school again.</text:p>
      <text:p text:style-name="Normal">“... Sigh.”</text:p>
      <text:p text:style-name="Normal">Not that that was a pressing matter yet. For now, she was content just staring at the ceiling.</text:p>
      <text:p text:style-name="Normal">“...” said she, letting the flow of time carry her from one moment to the next, not really caring where it would end up taking her. And as her eyes relaxed, she couldn’t help but wonder <text:span text:style-name="T1">what if the ceiling were a mirror? </text:span>A mirror to another world, to a different reality. She would fall towards it, and she would land back on her bed, in her room, in her world.</text:p>
      <text:p text:style-name="Normal">In her world, clocks would wake people up with a gentle, crescendo melody. Hers would come into her dreams and accompany her back into reality, all the while listening to her talk of her adventures.</text:p>
      <text:p text:style-name="Normal">And when she does get up, from downstairs, a delicious smell of freshly-baked croissant would waft into her room and carry her all the way to the kitchen table, like in those old cartoons. There, a cup of hot chocolate would be waiting for her, alongside a breakfast worthy of a queen. Then, time itself would slow down to allow her to enjoy it at her leisure, and likewise she would get ready to go to school. And when she would start on her way there, when she would reach the bus stop, she would meet up with <text:span text:style-name="T1">you</text:span>. Together, you two would commute to school while talking about anything and everything, and this would go on even in the classroom, much to the teachers’ dismay. This was the kind of universe that she wanted to be in.</text:p>
      <text:p text:style-name="Normal">“...”</text:p>
      <text:p text:style-name="Normal">In the morning, when she opened her eyes, this was the kind of reality she wished to wake up to. But, because reality wasn’t kind enough to change no matter how politely she asked it, she often chose to close her eyes again and go back to her imagination instead. Today too, seeing that no one had answered her prayers, she closed her eyes and imagined what it would be like to go on a date with <text:span text:style-name="T1">you</text:span>. However, before she could decide where the two of you would go, the rays of the sun pierced through the shutters of her window. Spot by spot, they climbed her blanket, until they touched her face. They were cold, and they were bright. Bright enough for her to perceive their light through her eyelids, through those thin veils that should have closed out the rest of the world. This was perhaps a signal from the sun that it was time to get up.</text:p>
      <text:p text:style-name="Normal">*Whoosh!*</text:p>
      <text:p text:style-name="Normal">She pulled the blanket over herself. It was rude of the sun to interrupt people’s dreams like that, and she was upset at it.</text:p>
      <text:p text:style-name="Normal"><text:span text:style-name="T2">approximately this upset -&gt; </text:span>( ˶ •̀ ⤙ •́ <text:s text:c="1"/>˶ )</text:p>
      <text:p text:style-name="Normal">She didn’t want to get up. Not to this reality. There weren’t good reasons to get up in it.</text:p>
      <text:p text:style-name="Normal"><text:span text:style-name="T1">... Right, I have to go to school.</text:span></text:p>
      <text:p text:style-name="Normal">Not that that counted as a good reason. She didn’t like going to school. She’d been taught that it was a privilege, so she felt she owed it to her parents, to her future self and to society itself to attend it properly; and this pressure made her dislike going even more.</text:p>
      <text:p text:style-name="Normal">However, it was also the only place where she could meet <text:span text:style-name="T1">you. Sigh, what a dilemma. </text:span>It wasn’t much of a dilemma as she didn’t have much of a choice, but she liked pretending that she did.</text:p>
      <text:p text:style-name="Normal">“If only...”</text:p>
      <text:p text:style-name="Normal">If only the two of you could live together unburdened by social expectations (not that either of you was old enough to live alone yet), then perhaps <text:span text:style-name="T1">you</text:span> would gently knock at her door in the morning, and then enter with a warm breakfast ready on a plate, and perhaps even kiss her good morn-</text:p>
      <text:p text:style-name="Normal">*FWOOSH!!!*</text:p>
      <text:p text:style-name="Normal">She burst out of her blanket. It was getting hot in there, what with her being angry at the sun and getting embarrassed at her own fantasies. Perhaps it was time to think about something else. *Nods*<text:span text:style-name="T1">, yes, let’s do that</text:span>. Her room had become dimly lit courtesy of the sun (whom she'd decided to forgive around about right now) and, with nothing better to do, her eyes started exploring it, in search of some food for thought.</text:p>
      <text:p text:style-name="Normal">They stumbled upon her wardrobe, which looked bigger and sterner than usual in the relative darkness. It didn’t seem like the type to share interesting stories, so her eyes moved on. They fell on her desk next, and for a brief moment they contemplated the homework assignment she’d left unfinished there. Maybe, after sitting in front of it all night long, her backpack had figured it all out and done it for her. Probably not though. Still, she decided to leave her backpack be, on the off-chance it was in the middle of solving that complex equation. And so it was that her eyes wandered back to her nightstand. More precisely, on what was on top of it. Her clock stood silently, almost gravely, but she didn’t pay attention to it nor its hands. Instead, she was staring at its neighbour the pink flowerpot:</text:p>
      <text:p text:style-name="Normal">“...”</text:p>
      <text:p text:style-name="Normal">Perhaps as a token of appreciation for her attention, a plant sprouted in it and bloomed into a flower. And seeing that made her smile, and her smile betrayed a tiny bit of sadness.</text:p>
      <text:p text:style-name="Normal">“...”</text:p>
      <text:p text:style-name="Normal">Of course, plants don’t just sprout in the blink of an eye. In reality, the flowerpot was empty, and it had been so for a while now. <text:span text:style-name="T1">Because I couldn’t take care of a single plant... </text:span>Thankfully, that was only in reality. If plants took root in her imagination, then they could sprout as quickly or as slowly as they wanted. And there was a particular one that kept on appearing in this flowerpot. One that was in a hurry to grow, one that had something to show her: it would develop a single big bud, and that bud would blossom into a heart.</text:p>
      <text:p text:style-name="Normal">This heart was never all that strong, but she did do her best to take care of it whenever it revealed itself to her. However, it was becoming apparent that her best wasn’t good enough. Lately, the heart had stopped taking in water properly, and as a result it became bloated, almost soggy. To make matters worse, a few months back, some sort of invasive vine had found its way inside the pot. The intruder had buds of its own that had sprouted, entangling themselves with the heart in the process, almost strangling it. <text:span text:style-name="T1">The poor thing, it looks so foolish now,</text:span> she thought. The buds sought a particularly bright light, but the heart was scared of getting close to that light, scared that it might get burnt, and so they were deadlocked in an awkward position. <text:span text:style-name="T1">Really, so foolish, </text:span>she smiled.</text:p>
      <text:p text:style-name="Normal">The sunlight was becoming stronger, and her room was now a little brighter. This gave her the courage to look into the mirror standing next to her wardrobe. The girl she saw in it wore her usual bored expression. She looked devoid of emotions, but that was okay, because that was who she really was. Still, she couldn’t help but notice that the hands of the clock in the reflection were pointing rather more upwards than she felt they should.</text:p>
      <text:p text:style-name="Normal">“...”</text:p>
      <text:p text:style-name="Normal">A familiar smell wafted into her room. It was the smell of freshly toasted bread. It should have been a pleasant, appetizing aroma, and yet, for some reason, it evoked some vaguely negative emotions in her. Why was that?</text:p>
      <text:p text:style-name="Normal">“...”</text:p>
      <text:p text:style-name="Normal">What time was it anyway? One quick glance at the clock gave her the answer.</text:p>
      <text:p text:style-name="Normal"><text:span text:style-name="T1">... Oh. That’s why. It’s the smell of past eight... Classes should start anytime now...</text:span></text:p>
      <text:p text:style-name="Normal">The realisation was kind enough to wait a few moments before hitting her.</text:p>
      <text:p text:style-name="Normal">“Ah! I’m late again!”</text:p>
      <text:p text:style-name="Normal">Her first instinct was to rush out of bed, but one foot got caught in the sheets and</text:p>
      <text:p text:style-name="Normal">*Thud*</text:p>
      <text:p text:style-name="Normal">She fell to the floor. And yet, without a word, she got up and ran to her wardrobe. There was no time to complain. Literally. She got changed as fast as she could. That done, she dashed to the bathroom, washed her face, and spent a moment to fix her bed hair in the mirror, all the while avoiding the guilty eyes reflected in it. Then, in one breath, she exited the bathroom, kidnapped the backpack from its chair and flung open the door to her room. The next moment, she was flying down the stairs, straight into the kitchen. She let out a</text:p>
      <text:p text:style-name="Normal">“Hi Mom!”, stole a slice of bread from the table, followed with a</text:p>
      <text:p text:style-name="Normal">“Bye Mom!”, and was out of the front door.</text:p>
      <text:p text:style-name="Normal">She kept up this pace now that she was outside, barely giving herself time to put on her backpack and munch on the bread. It had become her routine, to jog like this every school day, but despite her consistency her heart seemed unable to get used to it. Her heart was weak, and it didn’t show signs of growing any stronger. <text:span text:style-name="T1">My heart is weak. </text:span>She knew that, she was painfully aware of that, and yet, even so...</text:p>
      <text:p text:style-name="Normal">She made a promise to herself: she’d decided that this week would be the week. She hadn’t settled on a specific day yet, but, she had something she wanted to do.</text:p>
      <text:p text:style-name="Normal"><text:span text:style-name="T1">I have something I want to tell you.</text:span></text:p>
      <text:p text:style-name="Normal">For how weak it was, for how scared it was to get burnt, this heart had resolved itself to seek its light. One way or another, it would put an end to this mess. <text:span text:style-name="T1">One way or another.</text:span></text:p>
      <text:p text:style-name="Normal">Because of that, today she ran a little faster than usual, and for a little longer. Still, old habits die hard, and this morning too she would fail to catch the bus she was hoping to ride; she rounded the corner just in time to see it at the stop, closing its doors in preparation to leave.</text:p>
      <text:p text:style-name="Normal">“Wait!!” she called out, but buses don’t have ears.</text:p>
      <text:p text:style-name="Normal">This morning too, it departed without her. This morning too, she would be terribly late for school.</text:p>
      <text:p text:style-name="Normal"/>
      <text:p text:style-name="P1">•••</text:p>
      <text:p text:style-name="P1">1.2</text:p>
      <text:p text:style-name="P1"/>
      <text:p text:style-name="Normal">Do mirrors ever lie? That’s what she was wondering while looking at one, in the girls’ restroom.</text:p>
      <text:p text:style-name="Normal">“Do you?” she asked it. <text:span text:style-name="T1">Do you ever try to pass someone else as me, or, </text:span>more importantly, <text:span text:style-name="T1">do you ever pretend that I haven’t changed when I have?</text:span></text:p>
      <text:p text:style-name="Normal">It didn’t answer.</text:p>
      <text:p text:style-name="Normal">“Hm...”</text:p>
      <text:p text:style-name="Normal"><text:span text:style-name="T1">How suspicious...</text:span> Did it perhaps have something to hide?</text:p>
      <text:p text:style-name="Normal">“Do you ever lie?” she asked again, eyeing it distrustfully.</text:p>
      <text:p text:style-name="Normal"><text:span text:style-name="T2">something like this -&gt;</text:span> (≖`‸´≖)</text:p>
      <text:p text:style-name="Normal">She checked the reflection against her memories and the image she had of herself. The short hair, the tired eyes, the nearly-expressionless face, they all matched. Why did they match? They shouldn’t match. This made her more suspicious than ever. She tried looking from different angles, closing then opening her eyes, holding her hair in a ponytail, and finally sticking her tongue out to taunt the mirror, but the girl it reflected was always unmistakably herself.</text:p>
      <text:p text:style-name="Normal"><text:span text:style-name="T1">Alright then...</text:span></text:p>
      <text:p text:style-name="Normal">“I’m keeping an eye on you,” she said, gesturing to it with her fingers to make herself extra clear.</text:p>
      <text:p text:style-name="Normal">The warning issued, she turned towards the door to make her exit. But that was a feint! In a flash she’d turned back to the mirror, scrutinizing it for any change.</text:p>
      <text:p text:style-name="Normal">“<text:span text:style-name="T3">Hmmmmmmm.</text:span>”</text:p>
      <text:p text:style-name="Normal">However, she found nothing out of the ordinary. Perhaps because there was nothing out of the ordinary.</text:p>
      <text:p text:style-name="Normal">“Sigh...” she gave up her search and exited the restroom for good, somewhat disappointed. After all, whenever she entered the school premises, she always made sure to become someone else; it wouldn’t do to show her true self to others.</text:p>
      <text:p text:style-name="Normal">She now found herself in the hallway. As expected, it was completely empty at this hour. Except for her, the students and their teachers were all in their respective classrooms. It was high time she went to hers too, but,</text:p>
      <text:p text:style-name="Normal"><text:span text:style-name="T1">Do I really have to...?</text:span></text:p>
      <text:p text:style-name="Normal">She kind of didn’t want to. <text:span text:style-name="T1">What if someone put a bomb under my seat that would trigger only when I sit down on it? Wouldn’t I be saving lives by going home? </text:span>But it was equally probable that there was a hostage situation going on in the classroom, and that the perpetrators were willing to negotiate only with her. <text:span text:style-name="T1">Another dilemma, huh?</text:span></text:p>
      <text:p text:style-name="Normal">She thought it wise to consider the whys and why not’s of attending class, and as she did so, it didn’t take her long to conclude that<text:span text:style-name="T1"> I want to see you.</text:span> And just like that, the dilemma was solved.</text:p>
      <text:p text:style-name="Normal">It took her no time to cross the hallway, get to the first floor and reach her classroom, but she had a much harder time reaching for the doorknob and turning it. What would she tell her teacher? She was bound to get scolded for being late again, unless she came up with something good. <text:span text:style-name="T1">Let’s see... </text:span>According to her past claims, she’d already been to six funerals this month, her cat had died twice while her dog had run away from home no less than four times (note: she’d never had pets). <text:span text:style-name="T1">Hm, perhaps I’ve killed off too many relatives this month, </text:span>and she was starting to feel sorry for her imaginary pets too.</text:p>
      <text:p text:style-name="Normal">In that case, she would have to play her trump card.</text:p>
      <text:p text:style-name="Normal">She took a deep breath.</text:p>
      <text:p text:style-name="Normal">“...”</text:p>
      <text:p text:style-name="Normal">She put her ear to the door, listening carefully. It sounded like the literature teacher was explaining something. The moment she thought he was writing on the blackboard, she turned the handle. Slowly, noiselessly, the door opened. She sneaked a peek in and saw that she’d guessed right: the teacher had his back turned to the class. This was the moment. Furtively, quietly, she made her way inside and closed the door behind her, her classmates none the wiser. The plan? Reach her seat and pretend she’d been present from the beginning. And she was off to a great start, which was little wonder given all the practice she’d had.</text:p>
      <text:p text:style-name="Normal">And yet, after only a few steps,</text:p>
      <text:p text:style-name="Normal">“*Ahem*, did you perhaps think you could sneak your way in this time, young lady?” said the back of the teacher’s head. <text:span text:style-name="T1">Huh?</text:span></text:p>
      <text:p text:style-name="Normal">“Ah- ahahah... Good morning sir, sorry for being late...”</text:p>
      <text:p text:style-name="Normal"><text:span text:style-name="T1">How did he know I’m here? He’s not even looking??</text:span></text:p>
      <text:p text:style-name="Normal">“Good morning to you too,” he turned around at last, “have you ever considered entering normally? I’m afraid ours isn’t a school for ninjas, you see.”</text:p>
      <text:p text:style-name="Normal">“I uh... I will think about it next time,” no she wouldn’t.</text:p>
      <text:p text:style-name="Normal">He sighed, perhaps seeing through her lie, “I certainly hope so. Mind justifying your tardiness?” He seemed rather clement today.</text:p>
      <text:p text:style-name="Normal">“Oh, uh, yes,” she spent a second to think, “I overslept.”</text:p>
      <text:p text:style-name="Normal">A few students giggled, the teacher shook his head, “well, at least you’re honest.” He’d failed to see through her second lie, and for some reason, it made her smile.</text:p>
      <text:p text:style-name="Normal">She scratched her head and faked a laugh, “haha, my bad.” Not that she was feeling sorry.</text:p>
      <text:p text:style-name="Normal">“Nevermind that now, go take your seat.”</text:p>
      <text:p text:style-name="Normal">She complied. Or at least, tried to. When she was about half-way from her desk, she was stopped by a question, one that came from the teacher again:</text:p>
      <text:p text:style-name="Normal">“Oh, I was almost forgetting, have you done your homework for today?”</text:p>
      <text:p text:style-name="Normal">She froze.</text:p>
      <text:p text:style-name="Normal">“H-homework?”</text:p>
      <text:p text:style-name="Normal">“Yes, a composition, a passage of text you had to analyse. You were absent when I handed it out, but I trust your copy reached you through one of your classmates?”</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